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left="1cm" fo:margin-right="0cm" fo:text-indent="0cm" style:auto-text-indent="false"/>
    </style:style>
    <style:style style:name="P3" style:family="paragraph" style:parent-style-name="Preformatted_20_Text">
      <style:paragraph-properties fo:margin-left="1cm" fo:margin-right="0cm" fo:margin-top="0cm" fo:margin-bottom="0.499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blog.desdelinux.net/instalar-un-servidor-de-xmpp-jabber-con-prosody/">nstalar un servidor de XMPP (Jabber) con Prosody [Actualizado]</text:a></text:h>
      <text:p text:style-name="Text_20_body"><draw:a xlink:type="simple" xlink:href="http://blog.desdelinux.net/wp-content/uploads/2013/02/XMPP_logo.png"><draw:frame draw:style-name="fr1" draw:name="gráficos1" text:anchor-type="as-char" svg:width="15.928cm" svg:height="15.928cm" draw:z-index="0"><draw:image xlink:href="http://blog.desdelinux.net/wp-content/uploads/2013/02/XMPP_logo.png" xlink:type="simple" xlink:show="embed" xlink:actuate="onLoad"/></draw:frame></draw:a><text:line-break/>Muchos usamos <text:span text:style-name="Strong_20_Emphasis">Gtalk</text:span> o <text:span text:style-name="Strong_20_Emphasis">Facebook Chat</text:span> sin saber que el protocolo que usamos para comunicarnos no es otro que <text:a xlink:type="simple" xlink:href="http://es.wikipedia.org/wiki/Extensible_Messaging_and_Presence_Protocol" office:target-frame-name="_blank" xlink:show="new"><text:span text:style-name="Strong_20_Emphasis">XMPP</text:span></text:a><text:a xlink:type="simple" xlink:href="http://es.wikipedia.org/wiki/Extensible_Messaging_and_Presence_Protocol" office:target-frame-name="_blank" xlink:show="new"> </text:a><text:span text:style-name="Emphasis">(</text:span><text:span text:style-name="Emphasis"><text:span text:style-name="Strong_20_Emphasis">Extensible Messaging and Presence Protocol</text:span></text:span><text:span text:style-name="Emphasis">)</text:span> que es abierto además.</text:p>
      <text:p text:style-name="Text_20_body">En <text:span text:style-name="Strong_20_Emphasis">GNU/Linux</text:span> tenemos varias aplicaciones para montar nuestro propio servidor de <text:span text:style-name="Strong_20_Emphasis">XMPP</text:span> o <text:span text:style-name="Strong_20_Emphasis">Jabber</text:span> como también se le conoce, unas más complicadas que otras a la hora de configurar. Por ejemplo, tenemos <text:span text:style-name="Strong_20_Emphasis">ejabberd</text:span>, el cual es bastante simple y ligero, pero si queremos optimizar mucho más, tenemos <text:a xlink:type="simple" xlink:href="http://prosody.im/" office:target-frame-name="_blank" xlink:show="new"><text:span text:style-name="Strong_20_Emphasis">Prosody</text:span></text:a>.</text:p>
      <text:p text:style-name="Text_20_body">A continuación les dejo <text:a xlink:type="simple" xlink:href="http://gutl.jovenclub.cu/wiki/tutoriales/servidor_xmpp_prosody" office:target-frame-name="_blank" xlink:show="new">un artículo</text:a> publicado en <text:span text:style-name="Strong_20_Emphasis">GUTL</text:span> por uno de nuestro usuarios (Hugo) y donde nos muestra como configurar nuestro propio servidor <text:span text:style-name="Strong_20_Emphasis">XMPP</text:span> con <text:span text:style-name="Strong_20_Emphasis">Prosody</text:span>.</text:p>
      <text:h text:style-name="Heading_20_3" text:outline-level="3"><text:soft-page-break/>Introducción</text:h>
      <text:p text:style-name="Text_20_body">A la hora de instalar un servidor del protocolo XMPP (Jabber) para mensajería interna en una red local, muchos eligen jabber, ejabberd u openfire, pero aunque funcionales, estas aplicaciones pueden llegar a demandar bastantes recursos.</text:p>
      <text:p text:style-name="Text_20_body">Si uno posee una red pequeña o mediana y solo desea un simple servicio de mensajería instantánea, afortunadamente existe una alternativa de servidor liviano llamada prosody, que aunque está programado en LUA que es un lenguaje interpretado, según sus desarrolladores funciona muy bien gracias a luajit.</text:p>
      <text:p text:style-name="Text_20_body">Este pequeño tutorial explicará cómo instalar y configurar prosody en Debian stable.</text:p>
      <text:h text:style-name="Heading_20_3" text:outline-level="3">Preparativos e instalación</text:h>
      <text:p text:style-name="Text_20_body">Los paquetes de prosody se encuentran en el repositorio de Debian, pero los desarrolladores de este software han preparado un repositorio para Debian y derivadas que contiene paquetes recientes y módulos adicionales, que podemos utilizar de la siguiente manera:</text:p>
      <text:p text:style-name="Preformatted_20_Text">echo "deb http://packages.prosody.im/debian stable main" | sudo tee -a /etc/apt/sources.list</text:p>
      <text:p text:style-name="Preformatted_20_Text">wget http://prosody.im/files/prosody-debian-packages.key -O- | sudo apt-key add -</text:p>
      <text:p text:style-name="P1">sudo aptitude update</text:p>
      <text:p text:style-name="Text_20_body">Una vez agregado el repositorio, podemos proceder a instalar prosody (adicionalmente agregando módulos para usar <text:span text:style-name="Source_20_Text">sasl</text:span> como mecanismo de autenticación en caso necesario, lo cual permite integrar prosody con <text:span text:style-name="Source_20_Text">pam</text:span>, <text:span text:style-name="ACRONYM">LDAP</text:span>, etc).</text:p>
      <text:p text:style-name="P1">sudo aptitude install sasl2-bin libsasl2-modules-ldap prosody liblua5.1-{sec0,cyrussasl0,event-prosody0}</text:p>
      <text:p text:style-name="Text_20_body">Procedemos entonces a generar certificados autofirmados para nuestro dominio:</text:p>
      <text:p text:style-name="Preformatted_20_Text">cd /etc/prosody/certs</text:p>
      <text:p text:style-name="P1">sudo openssl req -new -x509 -days 1095 -nodes -out "midominio.cu.cert" -keyout "midominio.cu.key"</text:p>
      <text:p text:style-name="Text_20_body">El asistente nos preguntará una serie de datos, de los cuales el realmente imprescindible es “Common Name (e.g. server <text:span text:style-name="ACRONYM">FQDN</text:span> or YOUR name)” donde tenemos que poner nuestro dominio, como mismo lo utilizaremos en la sección <text:span text:style-name="Emphasis">VirtualHost</text:span> del archivo de configuración.</text:p>
      <text:p text:style-name="Text_20_body">Adicionalmente, si en el servidor donde instalamos prosody tenemos configurado <text:span text:style-name="Source_20_Text">iptables</text:span> con políticas de denegación por defecto, necesitamos abrir los puertos requeridos para nuestra red, por ejemplo:</text:p>
      <text:p text:style-name="Preformatted_20_Text">sudo iptables -A INPUT -i lo -j ACCEPT</text:p>
      <text:p text:style-name="Preformatted_20_Text">sudo iptables -A INPUT -i eth1 -s 192.168.0.0/24 -p tcp -m tcp -m state --state ESTABLISHED,RELATED -j ACCEPT</text:p>
      <text:p text:style-name="P1">sudo iptables -A INPUT -i eth1 -s 192.168.0.0/24 -p tcp -m tcp -m multiport --dports 5222,5223,5269 -m state --state NEW -j ACCEPT</text:p>
      <text:h text:style-name="Heading_20_3" text:outline-level="3">Configuración</text:h>
      <text:p text:style-name="Text_20_body">A continuación, procedemos a modificar algunas líneas del archivo de configuración, para lo cual debemos editar <text:span text:style-name="Source_20_Text">/etc/prosody/prosody.cfg.lua</text:span> de modo que quede aproximadamente así:</text:p>
      <text:p text:style-name="P2"><text:soft-page-break/>ports = { 5222, 5269 }</text:p>
      <text:p text:style-name="P2"/>
      <text:p text:style-name="P2">ssl_ports = { 5223 }</text:p>
      <text:p text:style-name="P2"/>
      <text:p text:style-name="P2">admins = { "juan@midominio.cu", "pedro@midominio.cu" }</text:p>
      <text:p text:style-name="P2"/>
      <text:p text:style-name="P2">use_libevent = true; -- la opción predeterminada se basa en la función select(), en cambio libevent utiliza epoll(), que es más eficiente y escalable.</text:p>
      <text:p text:style-name="P2"/>
      <text:p text:style-name="P2">modules_enabled = {</text:p>
      <text:p text:style-name="P2"><text:s text:c="8"/>"roster";</text:p>
      <text:p text:style-name="P2"><text:s text:c="8"/>"saslauth";</text:p>
      <text:p text:style-name="P2"><text:s text:c="8"/>"tls";</text:p>
      <text:p text:style-name="P2"><text:s text:c="8"/>"dialback";</text:p>
      <text:p text:style-name="P2"><text:s text:c="8"/>"disco";</text:p>
      <text:p text:style-name="P2"><text:s text:c="8"/>"private";</text:p>
      <text:p text:style-name="P2"><text:s text:c="8"/>"vcard";</text:p>
      <text:p text:style-name="P2"><text:s text:c="8"/>"privacy";</text:p>
      <text:p text:style-name="P2"><text:s text:c="8"/>"compression";</text:p>
      <text:p text:style-name="P2"><text:s text:c="8"/>"legacyauth";</text:p>
      <text:p text:style-name="P2"><text:s text:c="8"/>"version";</text:p>
      <text:p text:style-name="P2"><text:s text:c="8"/>"uptime";</text:p>
      <text:p text:style-name="P2"><text:s text:c="8"/>"time";</text:p>
      <text:p text:style-name="P2"><text:s text:c="8"/>"ping";</text:p>
      <text:p text:style-name="P2"><text:s text:c="8"/>"pep";</text:p>
      <text:p text:style-name="P2"><text:s text:c="8"/>"register"; -- no deshabilitar este módulo, permite no solo registrar sino también cambiar contraseñas</text:p>
      <text:p text:style-name="P2"><text:s text:c="8"/>"adhoc";</text:p>
      <text:p text:style-name="P2"><text:s text:c="8"/>"admin_adhoc";</text:p>
      <text:p text:style-name="P2"><text:s text:c="8"/>"posix";</text:p>
      <text:p text:style-name="P2"><text:s text:c="8"/>"bosh"; -- agregar esta línea si se desea habilitar jabber sobre http</text:p>
      <text:p text:style-name="P2">};</text:p>
      <text:p text:style-name="P2"/>
      <text:p text:style-name="P2">allow_registration = false; -- deshabilitado por seguridad</text:p>
      <text:p text:style-name="P2"><text:s text:c="28"/>-- cambiar a true si se desea habilitar la creación de cuentas desde el propio cliente</text:p>
      <text:p text:style-name="P2"/>
      <text:p text:style-name="P2">ssl = {</text:p>
      <text:p text:style-name="P2"><text:s text:c="8"/>key = "/etc/prosody/certs/localhost.key";</text:p>
      <text:p text:style-name="P2"><text:s text:c="8"/>certificate = "/etc/prosody/certs/localhost.cert";</text:p>
      <text:p text:style-name="P2">}</text:p>
      <text:p text:style-name="P2"/>
      <text:p text:style-name="P2">storage = "internal"; -- el almacenamiento predeterminado es un archivo xml</text:p>
      <text:p text:style-name="P2"><text:s text:c="22"/>-- opcionalmente podemos utilizar el método de almacenamiento "sql"</text:p>
      <text:p text:style-name="P2"><text:s text:c="22"/>-- esto permite utilizar SQLite, MySQL o PostgreSQL como backend (aunque deben agregarse ciertos parámetros)</text:p>
      <text:p text:style-name="P2"/>
      <text:p text:style-name="P2">authentication = "internal_hashed"; -- podemos utilizar "internal_plain" si el cliente no soporta SCRAM-SHA-1</text:p>
      <text:p text:style-name="P2"><text:s text:c="36"/>-- si deseamos usar el método sasl para posteriormente emplear LDAP, debemos utilizar "cyrus"</text:p>
      <text:p text:style-name="P2"/>
      <text:p text:style-name="P2">log = {</text:p>
      <text:p text:style-name="P2"><text:s text:c="8"/>error = "/var/log/prosody/prosody.err";</text:p>
      <text:p text:style-name="P2"><text:s text:c="8"/>info = "/var/log/prosody/prosody.log";</text:p>
      <text:p text:style-name="P2">}</text:p>
      <text:p text:style-name="P2"><text:soft-page-break/></text:p>
      <text:p text:style-name="P2">pidfile = "/var/run/prosody/prosody.pid";</text:p>
      <text:p text:style-name="P2"/>
      <text:p text:style-name="P2">VirtualHost "localhost"</text:p>
      <text:p text:style-name="P2"/>
      <text:p text:style-name="P2">VirtualHost "midominio.cu"</text:p>
      <text:p text:style-name="P2"/>
      <text:p text:style-name="P2"><text:s text:c="8"/>ssl = {</text:p>
      <text:p text:style-name="P2"><text:s text:c="16"/>key = "/etc/prosody/certs/midominio.cu.key";</text:p>
      <text:p text:style-name="P2"><text:s text:c="16"/>certificate = "/etc/prosody/certs/midominio.cu.crt";</text:p>
      <text:p text:style-name="P3"><text:s text:c="8"/>}</text:p>
      <text:p text:style-name="Text_20_body">Una vez modificado el archivo de configuración, reiniciarmos el servicio:</text:p>
      <text:p text:style-name="P1">sudo service prosody restar</text:p>
      <text:p text:style-name="Text_20_body">Ahora procederemos a crear las cuentas. En este caso, como en el archivo de configuración deshabilitamos el registro desde los clientes, habrá que crear las cuentas manualmente en el servidor. El método de autenticación que elegimos en la configuración (internal_hashed) hace que las contraseñas no se guardan en claro sino con el mecanismo <text:span text:style-name="Source_20_Text">SCRAM-SHA-1</text:span>. Si el cliente de mensajería que pretendemos utilizar no soporta este mecanismo, podría utilizarse el método “internal_plain” en la configuración.</text:p>
      <text:p text:style-name="Text_20_body">Primeramente crearemos las cuentas de los administradores del servicio que declaramos en la configuración (declararlas no implica que se creen automáticamente):</text:p>
      <text:p text:style-name="Preformatted_20_Text">sudo prosodyctl adduser juan@midominio.cu</text:p>
      <text:p text:style-name="P1">sudo prosodyctl adduser pedro@midominio.cu</text:p>
      <text:p text:style-name="Text_20_body">Podemos utilizar el mismo comando para cualquier otra cuenta que deseemos crear.</text:p>
      <text:p text:style-name="Text_20_body">Finalmente, comprobamos que el servicio está corriendo:</text:p>
      <text:p text:style-name="P1">sudo prosodyctl status</text:p>
      <text:p text:style-name="Text_20_body">Deberíamos obtener un mensaje como el siguiente:</text:p>
      <text:p text:style-name="P1">Prosody is running with PID 1310</text:p>
      <text:h text:style-name="Heading_20_2" text:outline-level="2">Configuración del cliente</text:h>
      <text:p text:style-name="Text_20_body">La configuración depende de cada cliente, pero en general los detalles son simples. Por ejemplo, para <text:span text:style-name="Strong_20_Emphasis">Pidgin</text:span>:</text:p>
      <text:p text:style-name="Text_20_body"><text:span text:style-name="Strong_20_Emphasis">Pestaña “Básica”</text:span></text:p>
      <text:p text:style-name="Text_20_body">Nombre de usuario: <text:span text:style-name="Strong_20_Emphasis">Juan</text:span><text:line-break/>Dominio: <text:span text:style-name="Strong_20_Emphasis">midominio.cu</text:span><text:line-break/>Recurso: <text:span text:style-name="Strong_20_Emphasis">pc-juan</text:span></text:p>
      <text:p text:style-name="Text_20_body"><text:span text:style-name="Strong_20_Emphasis">Pestaña “Avanzadas”</text:span></text:p>
      <text:p text:style-name="Text_20_body">Seguridad de la conexión:<text:span text:style-name="Strong_20_Emphasis"> Utilizar cifrado si es posible</text:span><text:line-break/>Puerto de conexión: <text:span text:style-name="Strong_20_Emphasis">5222</text:span><text:line-break/>Conectar con el Servidor: <text:span text:style-name="Strong_20_Emphasis">miservidor.midominio.cu</text:span></text:p>
      <text:h text:style-name="Heading_20_2" text:outline-level="2"><text:soft-page-break/>Notas</text:h>
      <text:p text:style-name="Text_20_body">Puede encontrarse más información (incluyendo el uso de Cyrus SASL con <text:span text:style-name="ACRONYM">LDAP</text:span> y cómo crear entradas de <text:span text:style-name="ACRONYM">DNS</text:span>) en <text:a xlink:type="simple" xlink:href="http://wiki.debian.org/InstallingProsody">este artículo</text:a> de la Wiki de Debian.</text:p>
      <text:p text:style-name="Text_20_body">Un usuario comenta via DesdeLinux que para detener realmente el servicio ha necesitado ejecutar <text:span text:style-name="Source_20_Text">pkill lua5.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roid Sans Mono" style:font-name-asian="Droid Sans Fallback1" style:font-name-complex="Lohit Hindi2"/>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fallas </meta:initial-creator>
    <meta:creation-date>2013-03-27T16:14:58</meta:creation-date>
    <dc:date>2013-03-27T16:15:18</dc:date>
    <dc:creator>sinfallas </dc:creator>
    <meta:editing-duration>P0D</meta:editing-duration>
    <meta:editing-cycles>1</meta:editing-cycles>
    <meta:document-statistic meta:table-count="0" meta:image-count="1" meta:object-count="0" meta:page-count="5" meta:paragraph-count="93" meta:word-count="931" meta:character-count="6899" meta:non-whitespace-character-count="5715"/>
    <meta:generator>LibreOffice/4.0.2.1$Linux_X86_64 LibreOffice_project/400m0$Build-1</meta:generator>
  </office:meta>
</office:document-meta>
</file>